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10000039295BD5D0464B734C5.png" manifest:media-type="image/png"/>
  <manifest:file-entry manifest:full-path="Pictures/1000000000000761000003736BE5A3CECC9097B2.png" manifest:media-type="image/png"/>
  <manifest:file-entry manifest:full-path="Pictures/100000000000076200000373677A20BF18D25C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1264in" draw:z-index="0"><draw:image xlink:href="Pictures/100000000000076200000373677A20BF18D25CC4.png" xlink:type="simple" xlink:show="embed" xlink:actuate="onLoad" loext:mime-type="image/png"/></draw:frame>S</text:p>
      <text:p text:style-name="Standard"><draw:frame draw:style-name="fr1" draw:name="Image2" text:anchor-type="char" svg:width="6.6929in" svg:height="3.1283in" draw:z-index="1"><draw:image xlink:href="Pictures/1000000000000761000003736BE5A3CECC9097B2.png" xlink:type="simple" xlink:show="embed" xlink:actuate="onLoad" loext:mime-type="image/png"/></draw:frame>s</text:p>
      <text:p text:style-name="Standard"><draw:frame draw:style-name="fr1" draw:name="Image3" text:anchor-type="char" svg:width="6.6929in" svg:height="3.1811in" draw:z-index="2"><draw:image xlink:href="Pictures/10000000000007810000039295BD5D0464B734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15:54:02.036231740</meta:creation-date>
    <dc:date>2023-02-28T08:33:02.978940202</dc:date>
    <meta:editing-duration>PT1H35M57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1" meta:paragraph-count="2" meta:word-count="2" meta:character-count="2" meta:non-whitespace-character-count="2"/>
  </office:meta>
</office:document-meta>
</file>